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E00000035B46CDD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 Mono" svg:font-family="'DejaVu Sans Mono'" style:font-adornments="Libro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b36c4" officeooo:paragraph-rsid="000b36c4"/>
    </style:style>
    <style:style style:name="P2" style:family="paragraph" style:parent-style-name="Text_20_body">
      <style:text-properties officeooo:rsid="000b36c4" officeooo:paragraph-rsid="000b36c4"/>
    </style:style>
    <style:style style:name="P3" style:family="paragraph" style:parent-style-name="Text_20_body">
      <style:text-properties officeooo:paragraph-rsid="000b36c4"/>
    </style:style>
    <style:style style:name="P4" style:family="paragraph" style:parent-style-name="Text_20_body">
      <style:text-properties officeooo:rsid="000ce2a1" officeooo:paragraph-rsid="000ce2a1"/>
    </style:style>
    <style:style style:name="P5" style:family="paragraph" style:parent-style-name="Heading_20_1">
      <style:text-properties officeooo:paragraph-rsid="000ce2a1"/>
    </style:style>
    <style:style style:name="P6" style:family="paragraph" style:parent-style-name="Text_20_body">
      <style:text-properties officeooo:paragraph-rsid="000ce2a1"/>
    </style:style>
    <style:style style:name="P7" style:family="paragraph" style:parent-style-name="Heading_20_1">
      <style:text-properties officeooo:rsid="000ddd83" officeooo:paragraph-rsid="000ddd83"/>
    </style:style>
    <style:style style:name="P8" style:family="paragraph" style:parent-style-name="Text_20_body">
      <style:text-properties officeooo:paragraph-rsid="000ddd83"/>
    </style:style>
    <style:style style:name="P9" style:family="paragraph" style:parent-style-name="Text_20_body">
      <style:text-properties officeooo:rsid="000ddd83" officeooo:paragraph-rsid="000ddd83"/>
    </style:style>
    <style:style style:name="P10" style:family="paragraph" style:parent-style-name="Text_20_body">
      <style:text-properties officeooo:rsid="000e3c02" officeooo:paragraph-rsid="000e3c02"/>
    </style:style>
    <style:style style:name="P11" style:family="paragraph" style:parent-style-name="Text_20_body">
      <style:text-properties officeooo:rsid="000f3d31" officeooo:paragraph-rsid="000f3d31"/>
    </style:style>
    <style:style style:name="P12" style:family="paragraph" style:parent-style-name="Text_20_body">
      <style:text-properties officeooo:rsid="000f40e5" officeooo:paragraph-rsid="000f40e5"/>
    </style:style>
    <style:style style:name="P13" style:family="paragraph" style:parent-style-name="Heading_20_1">
      <style:paragraph-properties fo:break-before="page"/>
      <style:text-properties officeooo:rsid="001227f4" officeooo:paragraph-rsid="001227f4"/>
    </style:style>
    <style:style style:name="P14" style:family="paragraph" style:parent-style-name="Standard">
      <style:text-properties fo:color="#333333" loext:opacity="100%" style:font-name="Droid Sans Mono" fo:font-size="12pt" fo:font-weight="normal" officeooo:paragraph-rsid="001227f4" fo:background-color="#f5f5f5" style:font-size-asian="12pt" style:font-size-complex="12pt"/>
    </style:style>
    <style:style style:name="P15" style:family="paragraph" style:parent-style-name="Standard">
      <style:paragraph-properties fo:margin-left="0cm" fo:margin-right="0cm" style:line-height-at-least="0.503cm" fo:text-indent="0cm" style:auto-text-indent="false"/>
      <style:text-properties fo:color="#333333" loext:opacity="100%" style:font-name="Droid Sans Mono" fo:font-size="12pt" fo:font-weight="normal" fo:background-color="#f5f5f5" style:font-size-asian="12pt" style:font-size-complex="12pt"/>
    </style:style>
    <style:style style:name="P16" style:family="paragraph" style:parent-style-name="Text_20_body" style:list-style-name="L1">
      <style:text-properties fo:font-size="12pt" officeooo:rsid="001227f4" officeooo:paragraph-rsid="001227f4" style:font-size-asian="12pt" style:font-size-complex="12pt"/>
    </style:style>
    <style:style style:name="P17" style:family="paragraph" style:parent-style-name="Text_20_body">
      <style:text-properties fo:font-size="12pt" style:font-size-asian="12pt" style:font-size-complex="12pt"/>
    </style:style>
    <style:style style:name="P18" style:family="paragraph" style:parent-style-name="Heading_20_2">
      <style:text-properties fo:font-size="12pt" officeooo:rsid="001227f4" officeooo:paragraph-rsid="001227f4" style:font-size-asian="12pt" style:font-size-complex="12pt"/>
    </style:style>
    <style:style style:name="P19" style:family="paragraph" style:parent-style-name="Standard">
      <style:paragraph-properties fo:margin-left="0cm" fo:margin-right="0cm" style:line-height-at-least="0.503cm" fo:text-indent="0cm" style:auto-text-indent="false"/>
      <style:text-properties fo:color="#333333" loext:opacity="100%" style:font-name="Droid Sans Mono" fo:font-size="12pt" fo:font-weight="normal" officeooo:paragraph-rsid="0012d3c8" fo:background-color="#f5f5f5" style:font-size-asian="12pt" style:font-size-complex="12pt"/>
    </style:style>
    <style:style style:name="P20" style:family="paragraph" style:parent-style-name="Standard">
      <style:paragraph-properties style:line-height-at-least="0.503cm"/>
      <style:text-properties fo:font-size="12pt" style:font-size-asian="12pt" style:font-size-complex="12pt"/>
    </style:style>
    <style:style style:name="P21" style:family="paragraph" style:parent-style-name="Standard">
      <style:paragraph-properties fo:margin-left="0cm" fo:margin-right="0cm" style:line-height-at-least="0.503cm" fo:text-indent="0cm" style:auto-text-indent="false"/>
      <style:text-properties fo:color="#aaaaaa" loext:opacity="100%" style:font-name="Droid Sans Mono" fo:font-size="12pt" fo:font-style="italic" fo:font-weight="normal" fo:background-color="#f5f5f5" style:font-size-asian="12pt" style:font-size-complex="12pt"/>
    </style:style>
    <style:style style:name="P22" style:family="paragraph" style:parent-style-name="Standard">
      <style:paragraph-properties fo:margin-left="0cm" fo:margin-right="0cm" style:line-height-at-least="0.503cm" fo:text-indent="0cm" style:auto-text-indent="false"/>
      <style:text-properties fo:color="#777777" loext:opacity="100%" style:font-name="Droid Sans Mono" fo:font-size="12pt" fo:font-weight="normal" fo:background-color="#f5f5f5" style:font-size-asian="12pt" style:font-size-complex="12pt"/>
    </style:style>
    <style:style style:name="P23" style:family="paragraph" style:parent-style-name="Standard">
      <style:paragraph-properties style:line-height-at-least="0.503cm"/>
      <style:text-properties fo:font-size="12pt" officeooo:rsid="001227f4" officeooo:paragraph-rsid="001227f4" style:font-size-asian="12pt" style:font-size-complex="12pt"/>
    </style:style>
    <style:style style:name="P24" style:family="paragraph" style:parent-style-name="Text_20_body">
      <style:text-properties officeooo:rsid="001227f4" officeooo:paragraph-rsid="001227f4"/>
    </style:style>
    <style:style style:name="P25" style:family="paragraph" style:parent-style-name="Heading_20_3">
      <style:text-properties fo:font-size="12pt" officeooo:rsid="0012d3c8" officeooo:paragraph-rsid="0012d3c8" style:font-size-asian="12pt" style:font-size-complex="12pt"/>
    </style:style>
    <style:style style:name="P26" style:family="paragraph" style:parent-style-name="Standard">
      <style:text-properties fo:color="#333333" loext:opacity="100%" style:font-name="Droid Sans Mono" fo:font-size="12pt" fo:font-weight="normal" officeooo:rsid="001227f4" fo:background-color="#f5f5f5" style:font-size-asian="12pt" style:font-size-complex="12pt"/>
    </style:style>
    <style:style style:name="P27" style:family="paragraph" style:parent-style-name="Text_20_body">
      <style:text-properties fo:color="#000000" loext:opacity="100%" fo:font-size="12pt" officeooo:rsid="001227f4" style:font-size-asian="12pt" style:font-size-complex="12pt"/>
    </style:style>
    <style:style style:name="P28" style:family="paragraph" style:parent-style-name="Heading_20_3" style:list-style-name="">
      <style:text-properties officeooo:rsid="0012d3c8" officeooo:paragraph-rsid="0012d3c8"/>
    </style:style>
    <style:style style:name="P29" style:family="paragraph" style:parent-style-name="Heading_20_3">
      <style:paragraph-properties fo:break-before="page"/>
      <style:text-properties officeooo:rsid="0012d3c8" officeooo:paragraph-rsid="0012d3c8"/>
    </style:style>
    <style:style style:name="P30" style:family="paragraph" style:parent-style-name="Standard">
      <style:text-properties fo:color="#333333" loext:opacity="100%" style:font-name="Droid Sans Mono" fo:font-size="12pt" fo:font-weight="normal" officeooo:paragraph-rsid="0012d3c8" fo:background-color="#f5f5f5" style:font-size-asian="12pt" style:font-size-complex="12pt"/>
    </style:style>
    <style:style style:name="P31" style:family="paragraph" style:parent-style-name="Standard">
      <style:paragraph-properties fo:margin-left="0cm" fo:margin-right="0cm" style:line-height-at-least="0.503cm" fo:text-indent="0cm" style:auto-text-indent="false"/>
      <style:text-properties fo:color="#333333" loext:opacity="100%" style:font-name="Droid Sans Mono" fo:font-size="12pt" fo:font-weight="normal" officeooo:paragraph-rsid="00137b39" fo:background-color="#f5f5f5" style:font-size-asian="12pt" style:font-size-complex="12pt"/>
    </style:style>
    <style:style style:name="P32" style:family="paragraph" style:parent-style-name="Heading_20_4">
      <style:text-properties officeooo:rsid="00137b39" officeooo:paragraph-rsid="00137b39"/>
    </style:style>
    <style:style style:name="P33" style:family="paragraph" style:parent-style-name="Standard">
      <style:text-properties fo:color="#333333" loext:opacity="100%" style:font-name="Droid Sans Mono" fo:font-size="12pt" fo:font-weight="normal" officeooo:rsid="00137b39" officeooo:paragraph-rsid="00137b39" fo:background-color="#f5f5f5" style:font-size-asian="12pt" style:font-size-complex="12pt"/>
    </style:style>
    <style:style style:name="P34" style:family="paragraph" style:parent-style-name="Text_20_body">
      <style:text-properties officeooo:rsid="00137b39" officeooo:paragraph-rsid="00137b39"/>
    </style:style>
    <style:style style:name="P35" style:family="paragraph" style:parent-style-name="Text_20_body">
      <style:text-properties officeooo:paragraph-rsid="001227f4"/>
    </style:style>
    <style:style style:name="P36" style:family="paragraph" style:parent-style-name="Heading_20_2">
      <style:paragraph-properties fo:break-before="page"/>
      <style:text-properties officeooo:rsid="00137b39" officeooo:paragraph-rsid="00137b39"/>
    </style:style>
    <style:style style:name="P37" style:family="paragraph" style:parent-style-name="Standard">
      <style:text-properties fo:color="#333333" loext:opacity="100%" style:font-name="Droid Sans Mono" fo:font-size="12pt" fo:font-weight="normal" officeooo:paragraph-rsid="00137b39" fo:background-color="#f5f5f5" style:font-size-asian="12pt" style:font-size-complex="12pt"/>
    </style:style>
    <style:style style:name="P38" style:family="paragraph" style:parent-style-name="Standard">
      <style:paragraph-properties style:line-height-at-least="0.503cm"/>
      <style:text-properties fo:color="#333333" loext:opacity="100%" style:font-name="Droid Sans Mono" fo:font-size="10.5pt" fo:font-weight="normal" fo:background-color="#f5f5f5"/>
    </style:style>
    <style:style style:name="P39" style:family="paragraph" style:parent-style-name="Standard">
      <style:paragraph-properties fo:margin-left="0cm" fo:margin-right="0cm" style:line-height-at-least="0.503cm" fo:text-indent="0cm" style:auto-text-indent="false"/>
      <style:text-properties fo:color="#333333" loext:opacity="100%" style:font-name="Droid Sans Mono" fo:font-size="12pt" fo:font-weight="normal" officeooo:paragraph-rsid="0014559b" fo:background-color="#f5f5f5" style:font-size-asian="12pt" style:font-size-complex="12pt"/>
    </style:style>
    <style:style style:name="P40" style:family="paragraph">
      <loext:graphic-properties draw:fill="none" draw:fill-color="#ffffff"/>
    </style:style>
    <style:style style:name="P41" style:family="paragraph" style:parent-style-name="Text_20_body">
      <style:text-properties officeooo:paragraph-rsid="00137b39"/>
    </style:style>
    <style:style style:name="P42" style:family="paragraph" style:parent-style-name="Heading_20_1">
      <style:paragraph-properties fo:break-before="page"/>
      <style:text-properties officeooo:paragraph-rsid="0014559b"/>
    </style:style>
    <style:style style:name="T1" style:family="text">
      <style:text-properties officeooo:rsid="000ce2a1"/>
    </style:style>
    <style:style style:name="T2" style:family="text">
      <style:text-properties fo:color="#00a933" loext:opacity="100%"/>
    </style:style>
    <style:style style:name="T3" style:family="text">
      <style:text-properties officeooo:rsid="000e3c02"/>
    </style:style>
    <style:style style:name="T4" style:family="text">
      <style:text-properties fo:color="#4b69c6" loext:opacity="100%"/>
    </style:style>
    <style:style style:name="T5" style:family="text">
      <style:text-properties fo:color="#7a3e9d" loext:opacity="100%" fo:font-weight="bold"/>
    </style:style>
    <style:style style:name="T6" style:family="text">
      <style:text-properties fo:color="#777777" loext:opacity="100%"/>
    </style:style>
    <style:style style:name="T7" style:family="text">
      <style:text-properties fo:color="#7a3e9d" loext:opacity="100%"/>
    </style:style>
    <style:style style:name="T8" style:family="text">
      <style:text-properties fo:color="#aa3731" loext:opacity="100%" fo:font-weight="bold"/>
    </style:style>
    <style:style style:name="T9" style:family="text">
      <style:text-properties fo:color="#448c27" loext:opacity="100%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officeooo:rsid="001227f4"/>
    </style:style>
    <style:style style:name="T12" style:family="text">
      <style:text-properties fo:color="#7a3e9d" loext:opacity="100%" style:font-name="Droid Sans Mono" fo:font-weight="normal" officeooo:rsid="001227f4" fo:background-color="#f5f5f5" loext:char-shading-value="0"/>
    </style:style>
    <style:style style:name="T13" style:family="text">
      <style:text-properties fo:color="#333333" loext:opacity="100%" style:font-name="Droid Sans Mono" fo:font-weight="normal" officeooo:rsid="001227f4" fo:background-color="#f5f5f5" loext:char-shading-value="0"/>
    </style:style>
    <style:style style:name="T14" style:family="text">
      <style:text-properties fo:color="#777777" loext:opacity="100%" style:font-name="Droid Sans Mono" fo:font-weight="normal" officeooo:rsid="001227f4" fo:background-color="#f5f5f5" loext:char-shading-value="0"/>
    </style:style>
    <style:style style:name="T15" style:family="text">
      <style:text-properties fo:color="#7a3e9d" loext:opacity="100%" style:font-name="Droid Sans Mono" fo:font-weight="bold" officeooo:rsid="001227f4" fo:background-color="#f5f5f5" loext:char-shading-value="0"/>
    </style:style>
    <style:style style:name="T16" style:family="text">
      <style:text-properties fo:color="#000000" loext:opacity="100%" style:font-name="Droid Sans Mono" fo:font-weight="normal" officeooo:rsid="001227f4" fo:background-color="#f5f5f5" loext:char-shading-value="0"/>
    </style:style>
    <style:style style:name="T17" style:family="text">
      <style:text-properties fo:color="#777777" loext:opacity="100%" fo:font-weight="bold"/>
    </style:style>
    <style:style style:name="T18" style:family="text">
      <style:text-properties fo:color="#91b3e0" loext:opacity="100%"/>
    </style:style>
    <style:style style:name="T19" style:family="text">
      <style:text-properties fo:color="#000000" loext:opacity="100%" officeooo:rsid="0012d3c8"/>
    </style:style>
    <style:style style:name="T20" style:family="text">
      <style:text-properties officeooo:rsid="001227f4"/>
    </style:style>
    <style:style style:name="T21" style:family="text">
      <style:text-properties fo:color="#9c5d27" loext:opacity="100%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color="#8190a0" loext:opacity="100%" fo:font-style="italic"/>
    </style:style>
    <style:style style:name="T24" style:family="text">
      <style:text-properties fo:color="#000000" loext:opacity="100%" officeooo:rsid="00137b39"/>
    </style:style>
    <style:style style:name="T25" style:family="text">
      <style:text-properties fo:color="#cd3131" loext:opacity="100%"/>
    </style:style>
    <style:style style:name="T26" style:family="text">
      <style:text-properties fo:color="#91b3e0" loext:opacity="100%" officeooo:rsid="00137b3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>
      <style:graphic-properties draw:stroke="none" svg:stroke-color="#000000" draw:fill="none" draw:fill-color="#ffffff" fo:min-height="1.4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troducción a Flask.</text:h>
      <text:h text:style-name="P1" text:outline-level="1">1. Instalar python3 y flask.</text:h>
      <text:p text:style-name="código">[1]marina@debian:~$ sudo apt install python3</text:p>
      <text:p text:style-name="P2">Para instalar flask crearé un entorno virtual:</text:p>
      <text:p text:style-name="código">[0]marina@debian:~/Escritorio/BBDD/tema1/practicas/apWeb$ python3 -m env env</text:p>
      <text:p text:style-name="código">/usr/bin/python3: No module named env</text:p>
      <text:p text:style-name="código">(env) [0]marina@debian:~/Escritorio/BBDD/tema1/practicas/apWeb$ pip install Flask</text:p>
      <text:p text:style-name="P2"><text:s/></text:p>
      <text:h text:style-name="P1" text:outline-level="1">2. Comenzar con Flask.</text:h>
      <text:p text:style-name="P3">Ahora necesitas crear y configurar un archivo Flask, es decir, un script que contendrá el código Flask. Crea un archivo con el nombre que prefieras y ejecuta el siguiente comando según tu sistema:</text:p>
      <text:p text:style-name="código">(env) [0]marina@debian:~/Escritorio/BBDD/tema1/practicas/apWeb$ export FLASK_APP=app.py</text:p>
      <text:p text:style-name="P2">Ejecutamos Flask:</text:p>
      <text:p text:style-name="código">(env) [127]marina@debian:~/Escritorio/BBDD/tema1/practicas/apWeb$ flask run</text:p>
      <text:p text:style-name="P2">Nota: Recibirás un error si implementas la aplicación en este punto ya que no tenemos ningún código escrito.</text:p>
      <text:h text:style-name="P1" text:outline-level="1">3. Aplicación básica.</text:h>
      <text:p text:style-name="P4">Creamos:</text:p>
      <text:p text:style-name="código">(env) [0]marina@debian:~/Escritorio/BBDD/tema1/practicas/apWeb$ nano app.py</text:p>
      <text:p text:style-name="código">(env) [0]marina@debian:~/Escritorio/BBDD/tema1/practicas/apWeb$ code .</text:p>
      <text:p text:style-name="P4">Code . Es para abrir visual studio.</text:p>
      <text:p text:style-name="código">from flask import Flask</text:p>
      <text:p text:style-name="código">app = Flask(__name__)</text:p>
      <text:p text:style-name="código"/>
      <text:p text:style-name="código">@app.route('/')</text:p>
      <text:p text:style-name="código">def hello_world():</text:p>
      <text:p text:style-name="código"><text:s text:c="8"/>return 'Hello world'</text:p>
      <text:p text:style-name="código"/>
      <text:p text:style-name="código">@app.route('/pag2')</text:p>
      <text:p text:style-name="código">def pag2():</text:p>
      <text:p text:style-name="código"><text:soft-page-break/><text:s text:c="8"/>return 'Pagina 2'</text:p>
      <text:p text:style-name="P2">Quizás hayas notado que en la línea 4 usamos un app.routemétodo. En Flask, esto nos permite crear diferentes páginas y URL dinámicas. <text:span text:style-name="T1">Para navegar por las distintas páginas:</text:span></text:p>
      <text:p text:style-name="código">(env) [0]marina@debian:~/Escritorio/BBDD/tema1/practicas/apWeb$ flask run</text:p>
      <text:p text:style-name="código"><text:s/>* Serving Flask app 'app.py'</text:p>
      <text:p text:style-name="código"><text:s/>* Debug mode: off</text:p>
      <text:p text:style-name="código">WARNING: This is a development server. Do not use it in a production deployment. Use a production WSGI server instead.</text:p>
      <text:p text:style-name="código"><text:s/>* Running on <text:span text:style-name="T2">http://127.0.0.1:5000</text:span></text:p>
      <text:p text:style-name="código">Press CTRL+C to quit</text:p>
      <text:p text:style-name="P4">Eso muestra la pagina base, para ir a la página dos:</text:p>
      <text:h text:style-name="P5" text:outline-level="1"><draw:frame draw:style-name="fr1" draw:name="Imagen1" text:anchor-type="char" svg:width="13.608cm" svg:height="1.004cm" draw:z-index="0"><draw:image xlink:href="Pictures/10000000000002CE00000035B46CDD7C.png" xlink:type="simple" xlink:show="embed" xlink:actuate="onLoad" draw:mime-type="image/png"/></draw:frame><text:span text:style-name="T1">4. Métodos y representación de plantillas.</text:span></text:h>
      <text:p text:style-name="P6">Como ya sabrás, las aplicaciones web utilizan diferentes métodos HTTP para acceder a las URL. Estos suelen ser GET y POST. <text:s/>Por defecto, una ruta (ver tarea 3) <text:s/>solo responde a solicitudes GET. Sin embargo, puedes usar fácilmente el argumento "methods" en route() <text:s/>para gestionar diferentes métodos HTTP .</text:p>
      <text:p text:style-name="P2">V</text:p>
      <text:p text:style-name="P2"/>
      <text:p text:style-name="P2"/>
      <text:p text:style-name="P2">--------------------------------------------------------</text:p>
      <text:h text:style-name="P7" text:outline-level="1">FLASK:</text:h>
      <text:p text:style-name="P8"/>
      <text:p text:style-name="código">from flask import Flask, request, render_template, redirect, url_for, session</text:p>
      <text:p text:style-name="código">import pymysql </text:p>
      <text:p text:style-name="código">app = Flask(__name__)</text:p>
      <text:p text:style-name="código">app.secret_key='clave_secreta' </text:p>
      <text:p text:style-name="código"/>
      <text:p text:style-name="Text_20_body">Flask → Es la clase principal de Flask. Con ella creamos nuestra aplicación web.</text:p>
      <text:p text:style-name="Text_20_body">request → Permite acceder a los datos que el usuario envía al servidor, por ejemplo mediante formularios (POST) o parámetros de la URL (GET).</text:p>
      <text:p text:style-name="Text_20_body">render_template → Permite “renderizar” (mostrar) archivos HTML que tengas en la carpeta templates. Esto es cómo tu app envía páginas web al navegador.</text:p>
      <text:p text:style-name="Text_20_body">redirect → Redirige al usuario a otra ruta dentro de tu aplicación.</text:p>
      <text:p text:style-name="Text_20_body"><text:soft-page-break/>url_for → Genera la URL de una función de Flask; así no tienes que escribir rutas “a mano” y es más seguro.</text:p>
      <text:p text:style-name="Text_20_body">session → Permite guardar información de un usuario entre diferentes peticiones. Por ejemplo, puedes guardar si el usuario está “logueado” o no.</text:p>
      <text:p text:style-name="Text_20_body">pymysql → Es una librería para conectarte a MySQL desde Python. Te permite ejecutar consultas, obtener resultados y manejar bases de datos. Esto es necesario para usar session en Flask.</text:p>
      <text:p text:style-name="Text_20_body">La secret_key es como la “llave secreta” que asegura que nadie pueda modificar esas cookies. Importante: En producción, esta clave debería ser larga y aleatoria, no algo simple como 'clave_secreta'.</text:p>
      <text:p text:style-name="P9">Para ello instalar:</text:p>
      <text:p text:style-name="código">[0]marina@debian:~/Escritorio/BBDD/tema1/practicas/apWebpip install python-dotenvnv</text:p>
      <text:p text:style-name="P9">En la raíz de tu proyecto (donde está app.py) crea un archivo llamado <text:span text:style-name="T3">clave</text:span>.env:</text:p>
      <text:p text:style-name="código">[0]marina@debian:~/Escritorio/BBDD/tema1/practicas/apWeb$ ls</text:p>
      <text:p text:style-name="código">app.py <text:s/>clave.env <text:s/>env <text:s/>__pycache__ <text:s/>templates</text:p>
      <text:p text:style-name="código">[0]marina@debian:~/Escritorio/BBDD/tema1/practicas/apWeb$ cat clave.env </text:p>
      <text:p text:style-name="código">SECRET_KEY=a9f8s7d6f5g4h3j2k1l0z9x8c7v6b5n4</text:p>
      <text:p text:style-name="P10">Modificar app.py para leer la clave:</text:p>
      <text:p text:style-name="código">from flask import Flask, request, render_template, redirect, url_for, session</text:p>
      <text:p text:style-name="código">from dotenv import load_dotenv</text:p>
      <text:p text:style-name="código">import pymysql, os </text:p>
      <text:p text:style-name="código"/>
      <text:p text:style-name="código"># Cargar variables del archivo .env</text:p>
      <text:p text:style-name="código">load_dotenv('clave.env')</text:p>
      <text:p text:style-name="código"/>
      <text:p text:style-name="código">app = Flask(__name__)</text:p>
      <text:p text:style-name="código"/>
      <text:p text:style-name="código"># Asignar la secret_key desde la variable de entorno</text:p>
      <text:p text:style-name="código">app.secret_key=os.getenv('SECRET_KEY')</text:p>
      <text:p text:style-name="P10">Esto es para no poner la clave en el código. Para que no se suba a github añadimos clave.env al .gitignore</text:p>
      <text:p text:style-name="P10">Para que se vea la ṕagina mas bonita añadimos un css:</text:p>
      <text:p text:style-name="código">[1]marina@debian:~/Escritorio/BBDD/tema1/practicas/apWeb$ mkdir static</text:p>
      <text:p text:style-name="código">[0]marina@debian:~/Escritorio/BBDD/tema1/practicas/apWeb$ cd static/</text:p>
      <text:p text:style-name="código">[0]marina@debian:~/Escritorio/BBDD/tema1/practicas/apWeb/static$ touch style.css</text:p>
      <text:p text:style-name="P9"/>
      <text:p text:style-name="P9"/>
      <text:p text:style-name="P10"><text:soft-page-break/>Modificamos la ruta para renderizar la plantilla.</text:p>
      <text:p text:style-name="P10">En el app.py:</text:p>
      <text:p text:style-name="P10"/>
      <text:p text:style-name="P9">v</text:p>
      <text:p text:style-name="P9"/>
      <text:p text:style-name="P9"/>
      <text:p text:style-name="P9"><text:a xlink:type="simple" xlink:href="https://estilow3b.com/metodos-http-post-get-put-delete/" text:style-name="Internet_20_link" text:visited-style-name="Visited_20_Internet_20_Link">https://estilow3b.com/metodos-http-post-get-put-delete/</text:a># </text:p>
      <text:p text:style-name="P9"/>
      <text:p text:style-name="P9"/>
      <text:p text:style-name="P11">Para conectarse a la aplicación desde otro pc de mi red:</text:p>
      <text:p text:style-name="código">flask run --host=0.0.0.0 --port=5000</text:p>
      <text:p text:style-name="P11"><text:s text:c="2"/></text:p>
      <text:p text:style-name="P11"/>
      <text:p text:style-name="P12">Modificar login para que si el usuario no existe me diga que no existe y si la contraseña es incorrecta </text:p>
      <text:p text:style-name="P12"/>
      <text:p text:style-name="P12"/>
      <text:h text:style-name="P13" text:outline-level="1">Mi aplicación.</text:h>
      <text:p text:style-name="P14"><text:span text:style-name="T4">from</text:span> <text:span text:style-name="T5">flask</text:span> <text:span text:style-name="T4">import</text:span> <text:span text:style-name="T5">Flask</text:span><text:span text:style-name="T6">,</text:span> <text:span text:style-name="T7">request</text:span><text:span text:style-name="T6">,</text:span> <text:span text:style-name="T8">render_template</text:span><text:span text:style-name="T6">,</text:span> <text:span text:style-name="T8">redirect</text:span><text:span text:style-name="T6">,</text:span> <text:span text:style-name="T8">url_for</text:span><text:span text:style-name="T6">,</text:span> <text:span text:style-name="T7">session</text:span></text:p>
      <text:p text:style-name="P15"><text:span text:style-name="T4">from</text:span> <text:span text:style-name="T5">dotenv</text:span> <text:span text:style-name="T4">import</text:span> <text:span text:style-name="T8">load_dotenv</text:span></text:p>
      <text:p text:style-name="P15"><text:span text:style-name="T4">import</text:span> <text:span text:style-name="T5">pymysql</text:span><text:span text:style-name="T6">,</text:span> <text:span text:style-name="T5">os</text:span> <text:s/></text:p>
      <text:list text:style-name="L1">
        <text:list-item>
          <text:p text:style-name="P16">request: para acceder a datos enviados por formularios.</text:p>
        </text:list-item>
        <text:list-item>
          <text:p text:style-name="P16">render_template:renderizar html con jinja2</text:p>
        </text:list-item>
        <text:list-item>
          <text:p text:style-name="P16">redirect y url_for: redireccionar entre rutas</text:p>
        </text:list-item>
        <text:list-item>
          <text:p text:style-name="P16">session: para almacenar los datos del login</text:p>
        </text:list-item>
        <text:list-item>
          <text:p text:style-name="P16">load_dotenv: carga variables de entorno en un archivo .env</text:p>
        </text:list-item>
        <text:list-item>
          <text:p text:style-name="P16">pymysql: para conectar python con mysql</text:p>
        </text:list-item>
        <text:list-item>
          <text:p text:style-name="P16">os: carga variables del sistema</text:p>
        </text:list-item>
      </text:list>
      <text:p text:style-name="P17"><text:span text:style-name="T8">load_dotenv</text:span><text:span text:style-name="T6">('</text:span><text:span text:style-name="T9">clave.env</text:span><text:span text:style-name="T6">') →</text:span><text:span text:style-name="T10"> </text:span><text:span text:style-name="T11">Carga la clave desde el archivo clave.env y así no ponemos la clave en el código.</text:span></text:p>
      <text:p text:style-name="P17"><text:span text:style-name="T12">app</text:span><text:span text:style-name="T13"> </text:span><text:span text:style-name="T14">=</text:span><text:span text:style-name="T13"> </text:span><text:span text:style-name="T15">Flask</text:span><text:span text:style-name="T14">(</text:span><text:span text:style-name="T12">__name__</text:span><text:span text:style-name="T14">) <text:s/>→ </text:span><text:span text:style-name="T16">Se crea la aplicación</text:span></text:p>
      <text:p text:style-name="P15"><text:span text:style-name="T7">app</text:span><text:span text:style-name="T6">.</text:span><text:span text:style-name="T7">secret_key</text:span><text:span text:style-name="T6">=</text:span><text:span text:style-name="T5">os</text:span><text:span text:style-name="T6">.</text:span><text:span text:style-name="T8">getenv</text:span><text:span text:style-name="T6">('</text:span><text:span text:style-name="T9">SECRET_KEY</text:span><text:span text:style-name="T6">') → </text:span><text:span text:style-name="T11">protege las sesiones</text:span></text:p>
      <text:h text:style-name="P18" text:outline-level="2">Login</text:h>
      <text:p text:style-name="P14"><text:span text:style-name="T17">@</text:span><text:span text:style-name="T5">app</text:span><text:span text:style-name="T17">.</text:span><text:span text:style-name="T8">route</text:span><text:span text:style-name="T6">('</text:span><text:span text:style-name="T9">/</text:span><text:span text:style-name="T6">',</text:span> <text:span text:style-name="T7">methods</text:span><text:span text:style-name="T6">=['</text:span><text:span text:style-name="T9">GET</text:span><text:span text:style-name="T6">',</text:span> <text:span text:style-name="T6">'</text:span><text:span text:style-name="T9">POST</text:span><text:span text:style-name="T6">']) → </text:span><text:span text:style-name="T11">Ruta principal para el login. Permite GET y POST. Si <text:tab/><text:tab/><text:tab/><text:tab/><text:tab/><text:tab/>recibe POST se toman los datos del formulario.</text:span></text:p>
      <text:p text:style-name="P14"><text:span text:style-name="T7">def</text:span> <text:span text:style-name="T8">login</text:span><text:span text:style-name="T6">():</text:span></text:p>
      <text:p text:style-name="P15"><text:span text:style-name="T4">if</text:span> <text:span text:style-name="T7">request</text:span><text:span text:style-name="T6">.</text:span><text:span text:style-name="T7">method</text:span><text:span text:style-name="T6">=='</text:span><text:span text:style-name="T9">POST</text:span><text:span text:style-name="T6">':</text:span></text:p>
      <text:p text:style-name="P19"><text:span text:style-name="T7">host</text:span> <text:span text:style-name="T6">=</text:span> <text:span text:style-name="T7">request</text:span><text:span text:style-name="T6">.</text:span><text:span text:style-name="T7">form</text:span><text:span text:style-name="T6">['</text:span><text:span text:style-name="T9">host</text:span><text:span text:style-name="T6">'] <text:s/></text:span><text:span text:style-name="T18">→ </text:span><text:span text:style-name="T19">request.form accede a los valores enviados</text:span></text:p>
      <text:p text:style-name="P15"><text:span text:style-name="T7">user</text:span> <text:span text:style-name="T6">=</text:span> <text:span text:style-name="T7">request</text:span><text:span text:style-name="T6">.</text:span><text:span text:style-name="T7">form</text:span><text:span text:style-name="T6">['</text:span><text:span text:style-name="T9">usuario</text:span><text:span text:style-name="T6">']</text:span></text:p>
      <text:p text:style-name="P15"><text:span text:style-name="T7">password</text:span> <text:span text:style-name="T6">=</text:span> <text:span text:style-name="T7">request</text:span><text:span text:style-name="T6">.</text:span><text:span text:style-name="T7">form</text:span><text:span text:style-name="T6">['</text:span><text:span text:style-name="T9">clave</text:span><text:span text:style-name="T6">']</text:span></text:p>
      <text:p text:style-name="P15"><text:span text:style-name="T7">database</text:span> <text:span text:style-name="T6">=</text:span> <text:span text:style-name="T7">request</text:span><text:span text:style-name="T6">.</text:span><text:span text:style-name="T7">form</text:span><text:span text:style-name="T6">['</text:span><text:span text:style-name="T9">basedatos</text:span><text:span text:style-name="T6">']</text:span></text:p>
      <text:p text:style-name="P20"/>
      <text:p text:style-name="P15"><text:span text:style-name="T4">try</text:span><text:span text:style-name="T6">:</text:span></text:p>
      <text:p text:style-name="P21"><text:span text:style-name="T20">P</text:span>ara conectarmos a mysql</text:p>
      <text:p text:style-name="P15"><text:span text:style-name="T7">conexion</text:span> <text:span text:style-name="T6">=</text:span> <text:span text:style-name="T5">pymysql</text:span><text:span text:style-name="T6">.</text:span><text:span text:style-name="T7">connect</text:span><text:span text:style-name="T6">(</text:span></text:p>
      <text:p text:style-name="P15"><text:span text:style-name="T7">host</text:span><text:span text:style-name="T6">=</text:span><text:span text:style-name="T7">host</text:span><text:span text:style-name="T6">,</text:span></text:p>
      <text:p text:style-name="P15"><text:span text:style-name="T7">user</text:span><text:span text:style-name="T6">=</text:span><text:span text:style-name="T7">user</text:span><text:span text:style-name="T6">,</text:span></text:p>
      <text:p text:style-name="P15"><text:span text:style-name="T7">password</text:span><text:span text:style-name="T6">=</text:span><text:span text:style-name="T7">password</text:span><text:span text:style-name="T6">,</text:span></text:p>
      <text:p text:style-name="P15"><text:span text:style-name="T7">database</text:span><text:span text:style-name="T6">=</text:span><text:span text:style-name="T7">database</text:span></text:p>
      <text:p text:style-name="P22">)</text:p>
      <text:p text:style-name="P15"><text:span text:style-name="T7">conexion</text:span><text:span text:style-name="T6">.</text:span><text:span text:style-name="T8">close</text:span><text:span text:style-name="T6">()</text:span></text:p>
      <text:p text:style-name="P20"/>
      <text:p text:style-name="P21"><text:soft-page-break/># Guardamos los datos en sesión <text:span text:style-name="T20">para poder usarlos en otras rutas sin tener que pedirlos más.</text:span></text:p>
      <text:p text:style-name="P15"><text:span text:style-name="T7">session</text:span><text:span text:style-name="T6">['</text:span><text:span text:style-name="T9">host</text:span><text:span text:style-name="T6">']</text:span> <text:span text:style-name="T6">=</text:span> <text:span text:style-name="T7">host</text:span></text:p>
      <text:p text:style-name="P15"><text:span text:style-name="T7">session</text:span><text:span text:style-name="T6">['</text:span><text:span text:style-name="T9">user</text:span><text:span text:style-name="T6">']</text:span> <text:span text:style-name="T6">=</text:span> <text:span text:style-name="T7">user</text:span></text:p>
      <text:p text:style-name="P15"><text:span text:style-name="T7">session</text:span><text:span text:style-name="T6">['</text:span><text:span text:style-name="T9">password</text:span><text:span text:style-name="T6">']</text:span> <text:span text:style-name="T6">=</text:span> <text:span text:style-name="T7">password</text:span></text:p>
      <text:p text:style-name="P15"><text:span text:style-name="T7">session</text:span><text:span text:style-name="T6">['</text:span><text:span text:style-name="T9">database</text:span><text:span text:style-name="T6">']</text:span> <text:span text:style-name="T6">=</text:span> <text:span text:style-name="T7">database</text:span></text:p>
      <text:p text:style-name="P23">Redirecciona a la siguiente pagina si nos hemos conectado con éxito a la base de datos.</text:p>
      <text:p text:style-name="P15"><text:span text:style-name="T4">return</text:span> <text:span text:style-name="T8">redirect</text:span><text:span text:style-name="T6">(</text:span><text:span text:style-name="T8">url_for</text:span><text:span text:style-name="T6">('</text:span><text:span text:style-name="T9">mostrar_tablas</text:span><text:span text:style-name="T6">'))</text:span></text:p>
      <text:p text:style-name="P15"><text:span text:style-name="T4">except</text:span> <text:span text:style-name="T5">Exception</text:span> <text:span text:style-name="T4">as</text:span> <text:span text:style-name="T7">e</text:span><text:span text:style-name="T6">:</text:span></text:p>
      <text:p text:style-name="P15"><text:span text:style-name="T4">return</text:span> <text:span text:style-name="T7">f</text:span><text:span text:style-name="T9">"Error al conectar con MySQL: </text:span><text:span text:style-name="T21">{</text:span><text:span text:style-name="T7">e</text:span><text:span text:style-name="T21">}</text:span><text:span text:style-name="T9">"</text:span></text:p>
      <text:p text:style-name="P15"><text:span text:style-name="T4">return</text:span> <text:span text:style-name="T8">render_template</text:span><text:span text:style-name="T6">('</text:span><text:span text:style-name="T9">login.html</text:span><text:span text:style-name="T6">')</text:span></text:p>
      <text:p text:style-name="P24"><text:span text:style-name="T22">Si el método es </text:span><text:span text:style-name="Source_20_Text"><text:span text:style-name="T22">GET</text:span></text:span><text:span text:style-name="T22"> o hay error, se muestra la página de login.</text:span></text:p>
      <text:h text:style-name="P25" text:outline-level="3">HTML</text:h>
      <text:p text:style-name="P26"><text:span text:style-name="T18">&lt;!</text:span><text:span text:style-name="T4">DOCTYPE</text:span><text:span text:style-name="T18"> </text:span><text:span text:style-name="T23">html</text:span><text:span text:style-name="T18">&gt;</text:span></text:p>
      <text:p text:style-name="P15"><text:span text:style-name="T18">&lt;</text:span><text:span text:style-name="T4">html</text:span><text:span text:style-name="T18"> </text:span><text:span text:style-name="T23">lang</text:span><text:span text:style-name="T6">="</text:span><text:span text:style-name="T9">es</text:span><text:span text:style-name="T6">"</text:span><text:span text:style-name="T18">&gt;</text:span></text:p>
      <text:p text:style-name="P15"><text:span text:style-name="T18">&lt;</text:span><text:span text:style-name="T4">head</text:span><text:span text:style-name="T18">&gt;</text:span></text:p>
      <text:p text:style-name="P15"><text:span text:style-name="T18">&lt;</text:span><text:span text:style-name="T4">meta</text:span><text:span text:style-name="T18"> </text:span><text:span text:style-name="T23">charset</text:span><text:span text:style-name="T6">="</text:span><text:span text:style-name="T9">UTF-8</text:span><text:span text:style-name="T6">"</text:span><text:span text:style-name="T18">&gt;</text:span></text:p>
      <text:p text:style-name="P15"><text:span text:style-name="T18">&lt;</text:span><text:span text:style-name="T4">title</text:span><text:span text:style-name="T18">&gt;</text:span>Conexión a MySQL<text:span text:style-name="T18">&lt;/</text:span><text:span text:style-name="T4">title</text:span><text:span text:style-name="T18">&gt;</text:span></text:p>
      <text:p text:style-name="P15"><text:span text:style-name="T18">&lt;</text:span><text:span text:style-name="T4">link</text:span><text:span text:style-name="T18"> </text:span><text:span text:style-name="T23">rel</text:span><text:span text:style-name="T6">="</text:span><text:span text:style-name="T9">stylesheet</text:span><text:span text:style-name="T6">"</text:span><text:span text:style-name="T18"> </text:span><text:span text:style-name="T23">href</text:span><text:span text:style-name="T6">="</text:span><text:span text:style-name="T9">{{ url_for('static', filename='style.css') }}</text:span><text:span text:style-name="T6">"</text:span><text:span text:style-name="T18">&gt;</text:span></text:p>
      <text:p text:style-name="P15"><text:span text:style-name="T18">&lt;/</text:span><text:span text:style-name="T4">head</text:span><text:span text:style-name="T18">&gt;</text:span></text:p>
      <text:p text:style-name="P15"><text:span text:style-name="T18">&lt;</text:span><text:span text:style-name="T4">body</text:span><text:span text:style-name="T18">&gt;</text:span></text:p>
      <text:p text:style-name="P15"><text:span text:style-name="T18">&lt;</text:span><text:span text:style-name="T4">h1</text:span><text:span text:style-name="T18">&gt;</text:span>Conectar a MySQL<text:span text:style-name="T18">&lt;/</text:span><text:span text:style-name="T4">h1</text:span><text:span text:style-name="T18">&gt;</text:span></text:p>
      <text:p text:style-name="P15"><text:span text:style-name="T18">&lt;</text:span><text:span text:style-name="T4">form</text:span><text:span text:style-name="T18"> </text:span><text:span text:style-name="T23">method</text:span><text:span text:style-name="T6">="</text:span><text:span text:style-name="T9">POST</text:span><text:span text:style-name="T6">"</text:span><text:span text:style-name="T18">&gt; → </text:span><text:span text:style-name="T19">Para enviar datos al servidor</text:span></text:p>
      <text:p text:style-name="P19">Host: <text:span text:style-name="T18">&lt;</text:span><text:span text:style-name="T4">input</text:span><text:span text:style-name="T18"> </text:span><text:span text:style-name="T23">type</text:span><text:span text:style-name="T6">="</text:span><text:span text:style-name="T9">text</text:span><text:span text:style-name="T6">"</text:span><text:span text:style-name="T18"> </text:span><text:span text:style-name="T23">name</text:span><text:span text:style-name="T6">="</text:span><text:span text:style-name="T9">host</text:span><text:span text:style-name="T6">"</text:span><text:span text:style-name="T18"> </text:span><text:span text:style-name="T23">value</text:span><text:span text:style-name="T6">="</text:span><text:span text:style-name="T9">localhost</text:span><text:span text:style-name="T6">"</text:span><text:span text:style-name="T18">&gt;&lt;</text:span><text:span text:style-name="T4">br</text:span><text:span text:style-name="T18">&gt; → </text:span><text:span text:style-name="T19">Valor por defecto</text:span></text:p>
      <text:p text:style-name="P19">Usuario: <text:span text:style-name="T18">&lt;</text:span><text:span text:style-name="T4">input</text:span><text:span text:style-name="T18"> </text:span><text:span text:style-name="T23">type</text:span><text:span text:style-name="T6">="</text:span><text:span text:style-name="T9">text</text:span><text:span text:style-name="T6">"</text:span><text:span text:style-name="T18"> </text:span><text:span text:style-name="T23">name</text:span><text:span text:style-name="T6">="</text:span><text:span text:style-name="T9">usuario</text:span><text:span text:style-name="T6">"</text:span><text:span text:style-name="T18">&gt;&lt;</text:span><text:span text:style-name="T4">br</text:span><text:span text:style-name="T18">&gt; → </text:span><text:span text:style-name="T19">Para el nombre de usuario de MySQL</text:span></text:p>
      <text:p text:style-name="P19">Clave: <text:span text:style-name="T18">&lt;</text:span><text:span text:style-name="T4">input</text:span><text:span text:style-name="T18"> </text:span><text:span text:style-name="T23">type</text:span><text:span text:style-name="T6">="</text:span><text:span text:style-name="T9">password</text:span><text:span text:style-name="T6">"</text:span><text:span text:style-name="T18"> </text:span><text:span text:style-name="T23">name</text:span><text:span text:style-name="T6">="</text:span><text:span text:style-name="T9">clave</text:span><text:span text:style-name="T6">"</text:span><text:span text:style-name="T18">&gt;&lt;</text:span><text:span text:style-name="T4">br</text:span><text:span text:style-name="T18">&gt; → </text:span><text:span text:style-name="T19">Para la contraseña</text:span></text:p>
      <text:p text:style-name="P19">Base de datos: <text:span text:style-name="T18">&lt;</text:span><text:span text:style-name="T4">input</text:span><text:span text:style-name="T18"> </text:span><text:span text:style-name="T23">type</text:span><text:span text:style-name="T6">="</text:span><text:span text:style-name="T9">text</text:span><text:span text:style-name="T6">"</text:span><text:span text:style-name="T18"> </text:span><text:span text:style-name="T23">name</text:span><text:span text:style-name="T6">="</text:span><text:span text:style-name="T9">basedatos</text:span><text:span text:style-name="T6">"</text:span><text:span text:style-name="T18">&gt;&lt;</text:span><text:span text:style-name="T4">br</text:span><text:span text:style-name="T18">&gt; → </text:span><text:span text:style-name="T19">Para la bbdd</text:span></text:p>
      <text:p text:style-name="P19"><text:span text:style-name="T18">&lt;</text:span><text:span text:style-name="T4">button</text:span><text:span text:style-name="T18"> </text:span><text:span text:style-name="T23">type</text:span><text:span text:style-name="T6">="</text:span><text:span text:style-name="T9">submit</text:span><text:span text:style-name="T6">"</text:span><text:span text:style-name="T18">&gt;</text:span>Conectar<text:span text:style-name="T18">&lt;/</text:span><text:span text:style-name="T4">button</text:span><text:span text:style-name="T18">&gt; → </text:span><text:span text:style-name="T19">Para enviar los datos al servidor (POST)</text:span></text:p>
      <text:p text:style-name="P15"><text:span text:style-name="T18">&lt;/</text:span><text:span text:style-name="T4">form</text:span><text:span text:style-name="T18">&gt;</text:span></text:p>
      <text:p text:style-name="P15"><text:span text:style-name="T18">&lt;/</text:span><text:span text:style-name="T4">body</text:span><text:span text:style-name="T18">&gt;</text:span></text:p>
      <text:p text:style-name="P15"><text:span text:style-name="T18">&lt;/</text:span><text:span text:style-name="T4">html</text:span><text:span text:style-name="T18">&gt;</text:span></text:p>
      <text:p text:style-name="P27"/>
      <text:h text:style-name="P28" text:outline-level="3"/>
      <text:h text:style-name="P29" text:outline-level="3">Tablas</text:h>
      <text:p text:style-name="P30"><text:span text:style-name="T17">@</text:span><text:span text:style-name="T5">app</text:span><text:span text:style-name="T17">.</text:span><text:span text:style-name="T8">route</text:span><text:span text:style-name="T6">('</text:span><text:span text:style-name="T9">/tablas</text:span><text:span text:style-name="T6">')</text:span></text:p>
      <text:p text:style-name="P15"><text:span text:style-name="T7">def</text:span> <text:span text:style-name="T8">mostrar_tablas</text:span><text:span text:style-name="T6">():</text:span></text:p>
      <text:p text:style-name="P15"><text:span text:style-name="T4">if</text:span> <text:span text:style-name="T6">'</text:span><text:span text:style-name="T9">user</text:span><text:span text:style-name="T6">'</text:span> <text:span text:style-name="T8">not</text:span> <text:span text:style-name="T6">in</text:span> <text:span text:style-name="T7">session</text:span><text:span text:style-name="T6">:</text:span></text:p>
      <text:p text:style-name="P15"><text:span text:style-name="T4">return</text:span> <text:span text:style-name="T8">redirect</text:span><text:span text:style-name="T6">(</text:span><text:span text:style-name="T8">url_for</text:span><text:span text:style-name="T6">('</text:span><text:span text:style-name="T9">login</text:span><text:span text:style-name="T6">'))</text:span></text:p>
      <text:p text:style-name="P15"><text:span text:style-name="T7">conexion</text:span> <text:span text:style-name="T6">=</text:span> <text:span text:style-name="T5">pymysql</text:span><text:span text:style-name="T6">.</text:span><text:span text:style-name="T7">connect</text:span><text:span text:style-name="T6">(</text:span></text:p>
      <text:p text:style-name="P15"><text:span text:style-name="T7">host</text:span><text:span text:style-name="T6">=</text:span><text:span text:style-name="T7">session</text:span><text:span text:style-name="T6">['</text:span><text:span text:style-name="T9">host</text:span><text:span text:style-name="T6">'],</text:span></text:p>
      <text:p text:style-name="P15"><text:span text:style-name="T7">user</text:span><text:span text:style-name="T6">=</text:span><text:span text:style-name="T7">session</text:span><text:span text:style-name="T6">['</text:span><text:span text:style-name="T9">user</text:span><text:span text:style-name="T6">'],</text:span></text:p>
      <text:p text:style-name="P15"><text:span text:style-name="T7">password</text:span><text:span text:style-name="T6">=</text:span><text:span text:style-name="T7">session</text:span><text:span text:style-name="T6">['</text:span><text:span text:style-name="T9">password</text:span><text:span text:style-name="T6">'],</text:span></text:p>
      <text:p text:style-name="P15"><text:span text:style-name="T7">database</text:span><text:span text:style-name="T6">=</text:span><text:span text:style-name="T7">session</text:span><text:span text:style-name="T6">['</text:span><text:span text:style-name="T9">database</text:span><text:span text:style-name="T6">']</text:span></text:p>
      <text:p text:style-name="P22">)</text:p>
      <text:p text:style-name="P15"><text:span text:style-name="T7">cursor</text:span> <text:span text:style-name="T6">=</text:span> <text:span text:style-name="T7">conexion</text:span><text:span text:style-name="T6">.</text:span><text:span text:style-name="T8">cursor</text:span><text:span text:style-name="T6">()</text:span></text:p>
      <text:p text:style-name="P31"><text:span text:style-name="T7">cursor</text:span><text:span text:style-name="T6">.</text:span><text:span text:style-name="T8">execute</text:span><text:span text:style-name="T6">("</text:span><text:span text:style-name="T9">SHOW TABLES;</text:span><text:span text:style-name="T6">") </text:span><text:span text:style-name="T18">→ </text:span><text:span text:style-name="T19">Para </text:span><text:span text:style-name="T24">ver las tablas de usuario</text:span></text:p>
      <text:p text:style-name="P15"><text:span text:style-name="T7">tablas</text:span> <text:span text:style-name="T6">=</text:span> <text:span text:style-name="T6">[</text:span><text:span text:style-name="T7">t</text:span><text:span text:style-name="T6">[</text:span><text:span text:style-name="T21">0</text:span><text:span text:style-name="T6">]</text:span> <text:span text:style-name="T4">for</text:span> <text:span text:style-name="T7">t</text:span> <text:span text:style-name="T4">in</text:span> <text:span text:style-name="T7">cursor</text:span><text:span text:style-name="T6">.</text:span><text:span text:style-name="T8">fetchall</text:span><text:span text:style-name="T6">()]</text:span></text:p>
      <text:p text:style-name="P15"><text:span text:style-name="T7">conexion</text:span><text:span text:style-name="T6">.</text:span><text:span text:style-name="T8">close</text:span><text:span text:style-name="T6">()</text:span></text:p>
      <text:p text:style-name="P20"/>
      <text:p text:style-name="P31"><text:span text:style-name="T4">return</text:span> <text:span text:style-name="T8">render_template</text:span><text:span text:style-name="T6">('</text:span><text:span text:style-name="T9">tablas.html</text:span><text:span text:style-name="T6">',</text:span> <text:span text:style-name="T7">tablas</text:span><text:span text:style-name="T6">=</text:span><text:span text:style-name="T7">tablas</text:span><text:span text:style-name="T6">) </text:span><text:span text:style-name="T18">→ </text:span><text:span text:style-name="T19">Para </text:span><text:span text:style-name="T24">renderizar el html </text:span></text:p>
      <text:p text:style-name="P20"/>
      <text:h text:style-name="P32" text:outline-level="4">HTML</text:h>
      <text:p text:style-name="P33"><text:span text:style-name="T18">&lt;!</text:span><text:span text:style-name="T4">DOCTYPE</text:span><text:span text:style-name="T18"> </text:span><text:span text:style-name="T23">html</text:span><text:span text:style-name="T18">&gt;</text:span></text:p>
      <text:p text:style-name="P15"><text:span text:style-name="T18">&lt;</text:span><text:span text:style-name="T4">html</text:span><text:span text:style-name="T18"> </text:span><text:span text:style-name="T23">lang</text:span><text:span text:style-name="T6">="</text:span><text:span text:style-name="T9">es</text:span><text:span text:style-name="T6">"</text:span><text:span text:style-name="T18">&gt;</text:span></text:p>
      <text:p text:style-name="P15"><text:span text:style-name="T18">&lt;</text:span><text:span text:style-name="T4">head</text:span><text:span text:style-name="T18">&gt;</text:span></text:p>
      <text:p text:style-name="P15"><text:span text:style-name="T18">&lt;</text:span><text:span text:style-name="T4">meta</text:span><text:span text:style-name="T18"> </text:span><text:span text:style-name="T23">charset</text:span><text:span text:style-name="T6">="</text:span><text:span text:style-name="T9">UTF-8</text:span><text:span text:style-name="T6">"</text:span><text:span text:style-name="T18">&gt;</text:span></text:p>
      <text:p text:style-name="P15"><text:span text:style-name="T18">&lt;</text:span><text:span text:style-name="T4">title</text:span><text:span text:style-name="T18">&gt;</text:span>Tablas disponibles<text:span text:style-name="T18">&lt;/</text:span><text:span text:style-name="T4">title</text:span><text:span text:style-name="T18">&gt;</text:span></text:p>
      <text:p text:style-name="P15"><text:span text:style-name="T18">&lt;</text:span><text:span text:style-name="T4">link</text:span><text:span text:style-name="T18"> </text:span><text:span text:style-name="T23">rel</text:span><text:span text:style-name="T6">="</text:span><text:span text:style-name="T9">stylesheet</text:span><text:span text:style-name="T6">"</text:span><text:span text:style-name="T18"> </text:span><text:span text:style-name="T23">href</text:span><text:span text:style-name="T6">="</text:span><text:span text:style-name="T9">{{ url_for('static', filename='style.css') }}</text:span><text:span text:style-name="T6">"</text:span><text:span text:style-name="T18">&gt;</text:span></text:p>
      <text:p text:style-name="P15"><text:span text:style-name="T18">&lt;/</text:span><text:span text:style-name="T4">head</text:span><text:span text:style-name="T18">&gt;</text:span></text:p>
      <text:p text:style-name="P15"><text:span text:style-name="T18">&lt;</text:span><text:span text:style-name="T4">body</text:span><text:span text:style-name="T18">&gt;</text:span></text:p>
      <text:p text:style-name="P15"><text:span text:style-name="T18">&lt;</text:span><text:span text:style-name="T4">h1</text:span><text:span text:style-name="T18">&gt;</text:span>Tablas en la base de datos<text:span text:style-name="T18">&lt;/</text:span><text:span text:style-name="T4">h1</text:span><text:span text:style-name="T18">&gt;</text:span></text:p>
      <text:p text:style-name="P31"><text:span text:style-name="T18">&lt;</text:span><text:span text:style-name="T4">ul</text:span><text:span text:style-name="T18">&gt; → </text:span><text:span text:style-name="T19">Para </text:span><text:span text:style-name="T24">hacer una lista</text:span></text:p>
      <text:p text:style-name="P31">{% for t in tablas %} <text:span text:style-name="T18">→ </text:span><text:span text:style-name="T24">Bucle sobre la lista tabla que envia flask</text:span></text:p>
      <text:p text:style-name="P31"><text:span text:style-name="T18">&lt;</text:span><text:span text:style-name="T4">li</text:span><text:span text:style-name="T18">&gt;&lt;</text:span><text:span text:style-name="T4">a</text:span><text:span text:style-name="T18"> </text:span><text:span text:style-name="T23">href</text:span><text:span text:style-name="T6">="</text:span><text:span text:style-name="T9">{{ url_for('mostrar_registros', nombre=t) }}</text:span><text:span text:style-name="T6">"</text:span><text:span text:style-name="T18">&gt;</text:span>{{ t }}<text:span text:style-name="T18">&lt;/</text:span><text:span text:style-name="T4">a</text:span><text:span text:style-name="T18">&gt;&lt;/</text:span><text:span text:style-name="T4">li</text:span><text:span text:style-name="T18">&gt; →</text:span><text:span text:style-name="T24">Crea enlaces a las tablas</text:span><text:span text:style-name="T10"> </text:span></text:p>
      <text:p text:style-name="P15">{% endfor %}</text:p>
      <text:p text:style-name="P15"><text:span text:style-name="T18">&lt;/</text:span><text:span text:style-name="T4">ul</text:span><text:span text:style-name="T18">&gt;</text:span></text:p>
      <text:p text:style-name="P15"><text:span text:style-name="T18">&lt;/</text:span><text:span text:style-name="T4">body</text:span><text:span text:style-name="T18">&gt;</text:span></text:p>
      <text:p text:style-name="P15"><text:span text:style-name="T18">&lt;/</text:span><text:span text:style-name="T4">html</text:span><text:span text:style-name="T18">&gt;</text:span></text:p>
      <text:p text:style-name="P34"/>
      <text:p text:style-name="P35"/>
      <text:h text:style-name="P36" text:outline-level="2">Contenido tablas</text:h>
      <text:p text:style-name="P37"><text:span text:style-name="T17">@</text:span><text:span text:style-name="T5">app</text:span><text:span text:style-name="T17">.</text:span><text:span text:style-name="T8">route</text:span><text:span text:style-name="T6">('</text:span><text:span text:style-name="T9">/tabla/&lt;nombre&gt;</text:span><text:span text:style-name="T6">')</text:span></text:p>
      <text:p text:style-name="P15"><text:span text:style-name="T7">def</text:span> <text:span text:style-name="T8">mostrar_registros</text:span><text:span text:style-name="T6">(</text:span><text:span text:style-name="T7">nombre</text:span><text:span text:style-name="T6">):</text:span></text:p>
      <text:p text:style-name="P15"><text:span text:style-name="T4">if</text:span> <text:span text:style-name="T6">'</text:span><text:span text:style-name="T9">user</text:span><text:span text:style-name="T6">'</text:span> <text:span text:style-name="T8">not</text:span> <text:span text:style-name="T6">in</text:span> <text:span text:style-name="T7">session</text:span><text:span text:style-name="T6">:</text:span></text:p>
      <text:p text:style-name="P15"><text:span text:style-name="T4">return</text:span> <text:span text:style-name="T8">redirect</text:span><text:span text:style-name="T6">(</text:span><text:span text:style-name="T8">url_for</text:span><text:span text:style-name="T6">('</text:span><text:span text:style-name="T9">login</text:span><text:span text:style-name="T6">'))</text:span></text:p>
      <text:p text:style-name="P20"/>
      <text:p text:style-name="P15"><text:span text:style-name="T7">conexion</text:span> <text:span text:style-name="T6">=</text:span> <text:span text:style-name="T5">pymysql</text:span><text:span text:style-name="T6">.</text:span><text:span text:style-name="T7">connect</text:span><text:span text:style-name="T6">(</text:span></text:p>
      <text:p text:style-name="P15"><text:span text:style-name="T7">host</text:span><text:span text:style-name="T6">=</text:span><text:span text:style-name="T7">session</text:span><text:span text:style-name="T6">['</text:span><text:span text:style-name="T9">host</text:span><text:span text:style-name="T6">'],</text:span></text:p>
      <text:p text:style-name="P15"><text:span text:style-name="T7">user</text:span><text:span text:style-name="T6">=</text:span><text:span text:style-name="T7">session</text:span><text:span text:style-name="T6">['</text:span><text:span text:style-name="T9">user</text:span><text:span text:style-name="T6">'],</text:span></text:p>
      <text:p text:style-name="P15"><text:span text:style-name="T7">password</text:span><text:span text:style-name="T6">=</text:span><text:span text:style-name="T7">session</text:span><text:span text:style-name="T6">['</text:span><text:span text:style-name="T9">password</text:span><text:span text:style-name="T6">'],</text:span></text:p>
      <text:p text:style-name="P15"><text:span text:style-name="T7">database</text:span><text:span text:style-name="T6">=</text:span><text:span text:style-name="T7">session</text:span><text:span text:style-name="T6">['</text:span><text:span text:style-name="T9">database</text:span><text:span text:style-name="T6">']</text:span></text:p>
      <text:p text:style-name="P22">)</text:p>
      <text:p text:style-name="P15"><text:span text:style-name="T7">cursor</text:span> <text:span text:style-name="T6">=</text:span> <text:span text:style-name="T7">conexion</text:span><text:span text:style-name="T6">.</text:span><text:span text:style-name="T8">cursor</text:span><text:span text:style-name="T6">()</text:span></text:p>
      <text:p text:style-name="P15"><text:span text:style-name="T7">cursor</text:span><text:span text:style-name="T6">.</text:span><text:span text:style-name="T8">execute</text:span><text:span text:style-name="T6">(</text:span><text:span text:style-name="T7">f</text:span><text:span text:style-name="T9">"SELECT * FROM </text:span><text:span text:style-name="T21">{</text:span><text:span text:style-name="T7">nombre</text:span><text:span text:style-name="T21">}</text:span><text:span text:style-name="T9"> ;"</text:span><text:span text:style-name="T6">)</text:span></text:p>
      <text:p text:style-name="P15"><text:span text:style-name="T7">registros</text:span> <text:span text:style-name="T6">=</text:span> <text:span text:style-name="T7">cursor</text:span><text:span text:style-name="T6">.</text:span><text:span text:style-name="T8">fetchall</text:span><text:span text:style-name="T6">() → </text:span><text:span text:style-name="T24">Para guardar todos los registros de la consulta</text:span></text:p>
      <text:p text:style-name="P15"><text:span text:style-name="T7">columnas</text:span> <text:span text:style-name="T6">=</text:span> <text:span text:style-name="T6">[</text:span><text:span text:style-name="T7">desc</text:span><text:span text:style-name="T6">[</text:span><text:span text:style-name="T21">0</text:span><text:span text:style-name="T6">]</text:span> <text:span text:style-name="T4">for</text:span> <text:span text:style-name="T7">desc</text:span> <text:span text:style-name="T4">in</text:span> <text:span text:style-name="T7">cursor</text:span><text:span text:style-name="T6">.</text:span><text:span text:style-name="T7">description</text:span><text:span text:style-name="T6">]</text:span></text:p>
      <text:p text:style-name="P15"><text:span text:style-name="T7">conexion</text:span><text:span text:style-name="T6">.</text:span><text:span text:style-name="T8">close</text:span><text:span text:style-name="T6">()</text:span></text:p>
      <text:p text:style-name="P20"/>
      <text:p text:style-name="P15"><text:span text:style-name="T4">return</text:span> <text:span text:style-name="T8">render_template</text:span><text:span text:style-name="T6">('</text:span><text:span text:style-name="T9">registros.html</text:span><text:span text:style-name="T6">',</text:span> <text:span text:style-name="T7">nombre</text:span><text:span text:style-name="T6">=</text:span><text:span text:style-name="T7">nombre</text:span><text:span text:style-name="T6">,</text:span> <text:span text:style-name="T7">columnas</text:span><text:span text:style-name="T6">=</text:span><text:span text:style-name="T7">columnas</text:span><text:span text:style-name="T6">,</text:span> <text:span text:style-name="T7">registros</text:span><text:span text:style-name="T6">=</text:span><text:span text:style-name="T7">registros</text:span><text:span text:style-name="T6">)</text:span></text:p>
      <text:p text:style-name="P38"/>
      <text:h text:style-name="P32" text:outline-level="4">HTML</text:h>
      <text:p text:style-name="P37"><text:span text:style-name="T18">&lt;</text:span><text:span text:style-name="T4">table</text:span><text:span text:style-name="T18"> </text:span><text:span text:style-name="T25">border</text:span><text:span text:style-name="T6">="</text:span><text:span text:style-name="T9">1</text:span><text:span text:style-name="T6">"</text:span><text:span text:style-name="T18">&gt; → </text:span><text:span text:style-name="T26">Para crear una tabla</text:span></text:p>
      <text:p text:style-name="P15"><text:span text:style-name="T18">&lt;</text:span><text:span text:style-name="T4">tr</text:span><text:span text:style-name="T18">&gt;</text:span></text:p>
      <text:p text:style-name="P15">{% for c in columnas %}</text:p>
      <text:p text:style-name="P15"><text:span text:style-name="T18">&lt;</text:span><text:span text:style-name="T4">th</text:span><text:span text:style-name="T18">&gt;</text:span>{{ c }}<text:span text:style-name="T18">&lt;/</text:span><text:span text:style-name="T4">th</text:span><text:span text:style-name="T18">&gt;</text:span></text:p>
      <text:p text:style-name="P15">{% endfor %}</text:p>
      <text:p text:style-name="P15"><text:span text:style-name="T18">&lt;/</text:span><text:span text:style-name="T4">tr</text:span><text:span text:style-name="T18">&gt;</text:span></text:p>
      <text:p text:style-name="P39"><draw:frame text:anchor-type="paragraph" draw:z-index="1" draw:name="Marco de texto 1" draw:style-name="gr1" draw:text-style-name="P40" svg:width="6.786cm" svg:height="1.463cm" svg:x="7.733cm" svg:y="0.358cm"><draw:text-box><text:p>tr → filas</text:p><text:p>th → encabezados</text:p><text:p>td → celdas </text:p></draw:text-box></draw:frame>{% for fila in registros %}</text:p>
      <text:p text:style-name="P15"><text:span text:style-name="T18">&lt;</text:span><text:span text:style-name="T4">tr</text:span><text:span text:style-name="T18">&gt;<text:tab/><text:tab/></text:span></text:p>
      <text:p text:style-name="P15">{% for celda in fila %}</text:p>
      <text:p text:style-name="P15"><text:span text:style-name="T18">&lt;</text:span><text:span text:style-name="T4">td</text:span><text:span text:style-name="T18">&gt;</text:span>{{ celda }}<text:span text:style-name="T18">&lt;/</text:span><text:span text:style-name="T4">td</text:span><text:span text:style-name="T18">&gt;</text:span></text:p>
      <text:p text:style-name="P15">{% endfor %}</text:p>
      <text:p text:style-name="P15"><text:span text:style-name="T18">&lt;/</text:span><text:span text:style-name="T4">tr</text:span><text:span text:style-name="T18">&gt;</text:span></text:p>
      <text:p text:style-name="P15">{% endfor %}</text:p>
      <text:p text:style-name="P15"><text:span text:style-name="T18">&lt;/</text:span><text:span text:style-name="T4">table</text:span><text:span text:style-name="T18">&gt;</text:span></text:p>
      <text:p text:style-name="P15"><text:span text:style-name="T18">&lt;/</text:span><text:span text:style-name="T4">body</text:span><text:span text:style-name="T18">&gt;</text:span></text:p>
      <text:p text:style-name="P15"><text:span text:style-name="T18">&lt;/</text:span><text:span text:style-name="T4">html</text:span><text:span text:style-name="T18">&gt;</text:span></text:p>
      <text:p text:style-name="P41"><text:s/></text:p>
      <text:p text:style-name="P41"/>
      <text:h text:style-name="P42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 Mono" svg:font-family="'DejaVu Sans Mono'" style:font-adornments="Libro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ódigo" style:family="paragraph" style:parent-style-name="Standard" style:master-page-name="">
      <loext:graphic-properties draw:fill="solid" draw:fill-color="#dedce6"/>
      <style:paragraph-properties style:page-number="auto" fo:background-color="#dedce6" fo:padding="0.25cm" fo:border="0.06pt solid #000000" style:shadow="#808080 0.176cm 0.176cm">
        <style:tab-stops/>
      </style:paragraph-properties>
      <style:text-properties style:font-name="DejaVu Sans Mono" fo:font-family="'DejaVu Sans Mono'" style:font-style-name="Libro" style:font-family-generic="modern" style:font-pitch="fixed" fo:font-size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svg:width="0.041cm" fo:min-height="0.041cm" text:anchor-type="paragraph" svg:x="0cm" svg:y="0cm" style:wrap="none" style:vertical-pos="top" style:vertical-rel="paragraph" style:horizontal-pos="center" style:horizontal-rel="paragraph" fo:background-color="transparent" draw:fill="none" draw:fill-color="#729fcf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1T11:16:15.608956783</meta:creation-date>
    <dc:title>apuntes</dc:title>
    <meta:editing-duration>PT1H10M48S</meta:editing-duration>
    <meta:editing-cycles>6</meta:editing-cycles>
    <meta:generator>LibreOffice/25.2.3.2$Linux_X86_64 LibreOffice_project/520$Build-2</meta:generator>
    <dc:date>2025-10-17T20:35:03.538920013</dc:date>
    <meta:document-statistic meta:table-count="0" meta:image-count="1" meta:object-count="0" meta:page-count="9" meta:paragraph-count="211" meta:word-count="1160" meta:character-count="8810" meta:non-whitespace-character-count="7817"/>
    <meta:template xlink:type="simple" xlink:actuate="onRequest" xlink:title="apuntes" xlink:href="../../../../../../Plantillas/apuntes.ott" meta:date="2025-10-11T11:16:14.966760417"/>
  </office:meta>
</office:document-meta>
</file>